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11in"/>
    </style:style>
    <style:style style:name="ro1" style:family="table-row">
      <style:table-row-properties style:row-height="0.3071in" fo:break-before="auto" style:use-optimal-row-height="true"/>
    </style:style>
    <style:style style:name="ro2" style:family="table-row">
      <style:table-row-properties style:row-height="1.5075in" fo:break-before="auto" style:use-optimal-row-height="false"/>
    </style:style>
    <style:style style:name="ro3" style:family="table-row">
      <style:table-row-properties style:row-height="0.5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style:rotation-angle="90" fo:border-top="none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none" style:rotation-angle="90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1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 style:font-size-asian="10pt" style:font-size-complex="10pt"/>
    </style:style>
    <style:style style:name="ce22" style:family="table-cell" style:parent-style-name="Default">
      <style:table-cell-properties style:rotation-angle="90"/>
      <style:text-properties style:font-name="Verdan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/>
      <style:text-properties style:font-name="Verdana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11" table:default-cell-style-name="ce14"/>
        <table:table-column table:style-name="co3" table:default-cell-style-name="ce21"/>
        <table:table-column table:style-name="co3" table:number-columns-repeated="13" table:default-cell-style-name="ce14"/>
        <table:table-column table:style-name="co2" table:number-columns-repeated="997" table:default-cell-style-name="ce14"/>
        <table:table-row table:style-name="ro1">
          <table:table-cell table:style-name="ce1"/>
          <table:table-cell table:style-name="ce6"/>
          <table:table-cell table:style-name="ce10" office:value-type="string" table:number-columns-spanned="8" table:number-rows-spanned="1">
            <text:p>Manner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7" office:value-type="string" table:number-columns-spanned="3" table:number-rows-spanned="1">
            <text:p>Laryngeal</text:p>
          </table:table-cell>
          <table:covered-table-cell table:style-name="ce10"/>
          <table:covered-table-cell table:style-name="ce10"/>
          <table:table-cell table:style-name="ce17" office:value-type="string" table:number-columns-spanned="14" table:number-rows-spanned="1">
            <text:p>Place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997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sonantal</text:p>
          </table:table-cell>
          <table:table-cell table:style-name="ce11" office:value-type="string">
            <text:p>sonorant</text:p>
          </table:table-cell>
          <table:table-cell table:style-name="ce11" office:value-type="string">
            <text:p>continuant</text:p>
          </table:table-cell>
          <table:table-cell table:style-name="ce11" office:value-type="string">
            <text:p>delayed release</text:p>
          </table:table-cell>
          <table:table-cell table:style-name="ce11" office:value-type="string">
            <text:p>approximant</text:p>
          </table:table-cell>
          <table:table-cell table:style-name="ce11" office:value-type="string">
            <text:p>tap</text:p>
          </table:table-cell>
          <table:table-cell table:style-name="ce11" office:value-type="string">
            <text:p>trill</text:p>
          </table:table-cell>
          <table:table-cell table:style-name="ce11" office:value-type="string">
            <text:p>nasal</text:p>
          </table:table-cell>
          <table:table-cell table:style-name="ce18" office:value-type="string">
            <text:p>voice</text:p>
          </table:table-cell>
          <table:table-cell table:style-name="ce11" office:value-type="string">
            <text:p>spread gl</text:p>
          </table:table-cell>
          <table:table-cell table:style-name="ce11" office:value-type="string">
            <text:p>constricted gl</text:p>
          </table:table-cell>
          <table:table-cell table:style-name="ce18" office:value-type="string">
            <text:p>labial</text:p>
          </table:table-cell>
          <table:table-cell table:style-name="ce11" office:value-type="string">
            <text:p>round</text:p>
          </table:table-cell>
          <table:table-cell table:style-name="ce11" office:value-type="string">
            <text:p>labiodental</text:p>
          </table:table-cell>
          <table:table-cell table:style-name="ce11" office:value-type="string">
            <text:p>coronal</text:p>
          </table:table-cell>
          <table:table-cell table:style-name="ce11" office:value-type="string">
            <text:p>anterior</text:p>
          </table:table-cell>
          <table:table-cell table:style-name="ce11" office:value-type="string">
            <text:p>distributed</text:p>
          </table:table-cell>
          <table:table-cell table:style-name="ce11" office:value-type="string">
            <text:p>strident</text:p>
          </table:table-cell>
          <table:table-cell table:style-name="ce11" office:value-type="string">
            <text:p>lateral</text:p>
          </table:table-cell>
          <table:table-cell table:style-name="ce11" office:value-type="string">
            <text:p>dorsal</text:p>
          </table:table-cell>
          <table:table-cell table:style-name="ce11" office:value-type="string">
            <text:p>high</text:p>
          </table:table-cell>
          <table:table-cell table:style-name="ce11" office:value-type="string">
            <text:p>low</text:p>
          </table:table-cell>
          <table:table-cell table:style-name="ce11" office:value-type="string">
            <text:p>front</text:p>
          </table:table-cell>
          <table:table-cell table:style-name="ce11" office:value-type="string">
            <text:p>back</text:p>
          </table:table-cell>
          <table:table-cell table:style-name="ce11" office:value-type="string">
            <text:p>tense</text:p>
          </table:table-cell>
          <table:table-cell table:style-name="ce22" table:number-columns-repeated="997"/>
        </table:table-row>
        <table:table-row table:style-name="ro3">
          <table:table-cell table:style-name="ce3" office:value-type="string" table:number-columns-spanned="1" table:number-rows-spanned="6">
            <text:p>bilabial</text:p>
          </table:table-cell>
          <table:table-cell office:value-type="string">
            <text:p>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m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3" office:value-type="string" table:number-columns-spanned="1" table:number-rows-spanned="5">
            <text:p>labiodental</text:p>
          </table:table-cell>
          <table:table-cell office:value-type="string">
            <text:p>p͡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v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ɱ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ʋ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4">
            <text:p>dental</text:p>
          </table:table-cell>
          <table:table-cell office:value-type="string">
            <text:p>t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ð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14">
            <text:p>alveolar</text:p>
          </table:table-cell>
          <table:table-cell office:value-type="string">
            <text:p>t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l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ɮ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ɾ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ɺ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Palato-alveolar</text:p>
          </table:table-cell>
          <table:table-cell office:value-type="string">
            <text:p>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ʤ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ʒ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ɹ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8">
            <text:p>retroflex</text:p>
          </table:table-cell>
          <table:table-cell office:value-type="string">
            <text:p>ʈ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ɖ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ʂ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ʐ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ɳ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ɭ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ɽ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ɻ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fronted velar</text:p>
          </table:table-cell>
          <table:table-cell office:value-type="string">
            <text:p>k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j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8">
            <text:p>velar</text:p>
          </table:table-cell>
          <table:table-cell office:value-type="string">
            <text:p>k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ŋ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k͡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ɣ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back velar</text:p>
          </table:table-cell>
          <table:table-cell office:value-type="string">
            <text:p>k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ɣ̙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uvular</text:p>
          </table:table-cell>
          <table:table-cell office:value-type="string">
            <text:p>q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ɢ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χ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ʁ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ɴ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ʀ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pharyngeal</text:p>
          </table:table-cell>
          <table:table-cell office:value-type="string">
            <text:p>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glottal</text:p>
          </table:table-cell>
          <table:table-cell office:value-type="string">
            <text:p>ʔ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h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ɦ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2">
            <text:p>Labial-back velar</text:p>
          </table:table-cell>
          <table:table-cell office:value-type="string">
            <text:p>w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ʍ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Labial-velar</text:p>
          </table:table-cell>
          <table:table-cell office:value-type="string">
            <text:p>k͡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͡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>
            <text:p>Labial-front velar</text:p>
          </table:table-cell>
          <table:table-cell office:value-type="string">
            <text:p>ɥ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4">
            <text:p>alveolopalatal</text:p>
          </table:table-cell>
          <table:table-cell office:value-type="string">
            <text:p>t͡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palatal</text:p>
          </table:table-cell>
          <table:table-cell office:value-type="string">
            <text:p>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ʝ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ʎ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i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y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u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e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o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a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ỹ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ẽ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ã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̃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1" table:number-rows-repeated="653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11/28/2010</text:date>, <text:time>03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7:03:01</meta:creation-date>
    <dc:date>2010-11-28T03:07:00</dc:date>
    <meta:editing-duration>PT03H20M21S</meta:editing-duration>
    <meta:editing-cycles>36</meta:editing-cycles>
    <meta:generator>OpenOffice.org/3.2$Unix OpenOffice.org_project/320m18$Build-9502</meta:generator>
    <dc:creator>Jonathan Levine</dc:creator>
    <meta:document-statistic meta:table-count="1" meta:cell-count="3643" meta:object-count="0"/>
  </office:meta>
</office:document-meta>
</file>